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5FE90000247C21A46605.wmf" manifest:media-type=""/>
  <manifest:file-entry manifest:full-path="Pictures/2000000A0000542100002C07C866749A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/>
      <style:text-properties style:font-name="Calibri" fo:font-size="12pt" fo:language="fr" fo:country="FR" style:text-underline-style="none" style:font-size-asian="12pt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2pt" fo:language="fr" fo:country="FR" style:text-underline-style="none" style:font-size-asian="12pt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8pt" fo:language="fr" fo:country="FR" style:text-underline-style="solid" style:text-underline-width="auto" style:text-underline-color="font-color" style:font-size-asian="18pt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top="0cm" fo:margin-bottom="0.353cm" loext:contextual-spacing="false" fo:line-height="115%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00%" style:page-number="auto"/>
      <style:text-properties style:font-name="Calibri" fo:font-size="12pt" fo:language="fr" fo:country="FR" style:font-size-asian="12pt"/>
    </style:style>
    <style:style style:name="T1" style:family="text">
      <style:text-properties style:font-name="Calibri" fo:font-size="12pt" fo:language="fr" fo:country="FR" style:font-size-asian="12pt"/>
    </style:style>
    <style:style style:name="T2" style:family="text">
      <style:text-properties style:font-name="Calibri" fo:font-size="12pt" fo:language="fr" fo:country="FR" style:text-underline-style="none" style:font-size-asian="12pt"/>
    </style:style>
    <style:style style:name="T3" style:family="text">
      <style:text-properties style:font-name="Calibri" fo:font-size="18pt" fo:language="fr" fo:country="FR" style:text-underline-style="solid" style:text-underline-width="auto" style:text-underline-color="font-color" style:font-size-asian="18pt"/>
    </style:style>
    <style:style style:name="T4" style:family="text">
      <style:text-properties fo:language="fr" fo:country="F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text:span text:style-name="T1"><text:s text:c="55"/></text:span><text:span text:style-name="T3">Jenkins</text:span></text:p>
      <text:p text:style-name="P4"><text:span text:style-name="T2">Nous avons également installé "Jenkins" pour faire quelques tests sur notre projet Pokemon.</text:span></text:p>
      <text:p text:style-name="P4"><text:span text:style-name="T2">Jenkins étant un outils opensource d'intégration continue, technique qui permet de s'assurer qu'une modification d'un bout de code n'entraine pas une regression dans l'application du programme.</text:span></text:p>
      <text:p text:style-name="P4"><draw:frame draw:style-name="fr1" text:anchor-type="as-char" svg:width="14.658cm" svg:height="7.673cm" draw:z-index="0"><draw:image xlink:href="Pictures/2000000A0000542100002C07C866749A.wmf" xlink:type="simple" xlink:show="embed" xlink:actuate="onLoad"/></draw:frame></text:p>
      <text:p text:style-name="P3"/>
      <text:p text:style-name="P4"><text:span text:style-name="T2">Et nous avons vérifié que notre programme compilait correctement sous Jenkins.</text:span></text:p>
      <text:p text:style-name="P4"><draw:frame draw:style-name="fr1" text:anchor-type="as-char" svg:width="14.658cm" svg:height="5.556cm" draw:z-index="1"><draw:image xlink:href="Pictures/2000000A00005FE90000247C21A46605.wmf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6" meta:word-count="51" meta:character-count="424" meta:non-whitespace-character-count="322"/>
    <meta:generator>LibreOffice/4.4.3.2$Windows_x86 LibreOffice_project/88805f81e9fe61362df02b9941de8e38a9b5fd16</meta:generator>
  </office:meta>
</office:document-meta>
</file>